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21-03-1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76624" calcext:value-type="float">
            <text:p>29.376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20-03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32912" calcext:value-type="float">
            <text:p>28.63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19-05-0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50488" calcext:value-type="float">
            <text:p>29.050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18-04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9608" calcext:value-type="float">
            <text:p>29.629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17-03-2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852112" calcext:value-type="float">
            <text:p>29.852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0626098123001</text:p>
          </table:table-cell>
          <table:table-cell office:value-type="string" calcext:value-type="string">
            <text:p>2016-04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